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fill-color="#cfe7f5" draw:fill-image-width="0cm" draw:fill-image-height="0cm" draw:textarea-vertical-align="middle"/>
    </style:style>
    <style:style style:name="gr2" style:family="graphic" style:parent-style-name="objectwithoutfill">
      <style:graphic-properties draw:stroke="solid" draw:stroke-dash="Ultrafine_20_Dashed" draw:fill="none" draw:fill-color="#cfe7f5" draw:fill-image-width="0cm" draw:fill-image-height="0cm" draw:textarea-vertical-align="middle"/>
    </style:style>
    <style:style style:name="gr3" style:family="graphic" style:parent-style-name="objectwithoutfill">
      <style:graphic-properties svg:stroke-width="0cm" draw:marker-start-width="0.2cm" draw:marker-end-width="0.2cm" draw:fill="none" draw:fill-color="#cfe7f5" draw:fill-image-width="0cm" draw:fill-image-height="0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3cm" fo:min-width="0.31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697cm" fo:min-width="0.354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3cm" fo:min-width="0.311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111cm" fo:min-width="7.96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Dashed" svg:stroke-width="0.2cm" svg:stroke-color="#00ccff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7.008cm" svg:y1="12.014cm" svg:x2="8.953cm" svg:y2="9.997cm" draw:start-shape="id1" draw:start-glue-point="2" svg:d="M7008 12014l1945-2017">
          <text:p/>
        </draw:connector>
        <draw:connector draw:style-name="gr2" draw:text-style-name="P1" xml:id="id3" draw:id="id3" draw:layer="layout" draw:type="line" svg:x1="3cm" svg:y1="11cm" svg:x2="5cm" svg:y2="8.9cm" svg:d="M3000 11000l2000-2100">
          <text:p/>
        </draw:connector>
        <draw:connector draw:style-name="gr3" draw:text-style-name="P1" xml:id="id1" draw:id="id1" draw:layer="layout" draw:type="line" svg:x1="7.008cm" svg:y1="12.014cm" svg:x2="3cm" svg:y2="11cm" svg:d="M7008 12014l-4008-1014">
          <text:p/>
        </draw:connector>
        <draw:connector draw:style-name="gr2" draw:text-style-name="P1" draw:layer="layout" draw:type="line" svg:x1="8.953cm" svg:y1="9.997cm" svg:x2="5cm" svg:y2="8.9cm" draw:start-shape="id2" draw:start-glue-point="3" draw:end-shape="id3" draw:end-glue-point="3" svg:d="M8953 9997l-3953-1097">
          <text:p/>
        </draw:connector>
        <draw:connector draw:style-name="gr3" draw:text-style-name="P1" draw:layer="layout" draw:type="line" svg:x1="3cm" svg:y1="11cm" svg:x2="3.103cm" svg:y2="15.002cm" draw:start-shape="id1" draw:start-glue-point="3" svg:d="M3000 11000l103 4002">
          <text:p/>
        </draw:connector>
        <draw:connector draw:style-name="gr2" draw:text-style-name="P1" draw:layer="layout" draw:type="line" svg:x1="9.01cm" svg:y1="14.03cm" svg:x2="8.953cm" svg:y2="9.997cm" draw:end-shape="id2" draw:end-glue-point="3" svg:d="M9010 14030l-57-4033">
          <text:p/>
        </draw:connector>
        <draw:frame draw:style-name="gr4" draw:layer="layout" svg:width="0.815cm" svg:height="0.963cm" svg:x="5.943cm" svg:y="12.585cm">
          <draw:text-box>
            <text:p>x</text:p>
          </draw:text-box>
        </draw:frame>
        <draw:frame draw:style-name="gr5" draw:layer="layout" svg:width="0.82cm" svg:height="0.963cm" svg:x="3.714cm" svg:y="13.091cm">
          <draw:text-box>
            <text:p>z</text:p>
          </draw:text-box>
        </draw:frame>
        <draw:frame draw:style-name="gr6" draw:layer="layout" svg:width="0.811cm" svg:height="0.963cm" svg:x="4.78cm" svg:y="9.119cm">
          <draw:text-box>
            <text:p>y</text:p>
          </draw:text-box>
        </draw:frame>
        <draw:frame draw:style-name="gr7" draw:text-style-name="P2" draw:layer="layout" svg:width="8.469cm" svg:height="1.361cm" svg:x="10.04cm" svg:y="9.01cm">
          <draw:text-box>
            <text:p><text:span text:style-name="T1">xyBit specifies whether the z row</text:span></text:p>
            <text:p><text:span text:style-name="T1">(in blue) contains any voxels</text:span></text:p>
          </draw:text-box>
        </draw:frame>
        <draw:line draw:style-name="gr8" draw:text-style-name="P1" draw:layer="layout" svg:x1="3.114cm" svg:y1="14.977cm" svg:x2="6.941cm" svg:y2="16.023cm">
          <text:p/>
        </draw:line>
        <draw:line draw:style-name="gr8" draw:text-style-name="P1" draw:layer="layout" svg:x1="6.978cm" svg:y1="16.023cm" svg:x2="8.996cm" svg:y2="14.017cm">
          <text:p/>
        </draw:line>
        <draw:line draw:style-name="gr8" draw:text-style-name="P1" draw:layer="layout" svg:x1="6.965cm" svg:y1="16.023cm" svg:x2="7.027cm" svg:y2="12.023cm">
          <text:p/>
        </draw:line>
        <draw:line draw:style-name="gr9" draw:text-style-name="P1" draw:layer="layout" svg:x1="4.984cm" svg:y1="12.996cm" svg:x2="3.089cm" svg:y2="14.989cm">
          <text:p/>
        </draw:line>
        <draw:line draw:style-name="gr9" draw:text-style-name="P1" draw:layer="layout" svg:x1="5.009cm" svg:y1="12.996cm" svg:x2="8.996cm" svg:y2="14.017cm">
          <text:p/>
        </draw:line>
        <draw:line draw:style-name="gr9" draw:text-style-name="P1" draw:layer="layout" svg:x1="4.984cm" svg:y1="13.02cm" svg:x2="5.009cm" svg:y2="8.885cm">
          <text:p/>
        </draw:line>
        <draw:line draw:style-name="gr10" draw:text-style-name="P1" draw:layer="layout" svg:x1="5.765cm" svg:y1="12.867cm" svg:x2="3.844cm" svg:y2="14.9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l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1-15T13:23:52.75</meta:creation-date>
    <dc:date>2020-11-15T16:47:05.35</dc:date>
    <meta:editing-duration>PT20M33S</meta:editing-duration>
    <meta:editing-cycles>6</meta:editing-cycles>
    <meta:generator>OpenOffice/4.1.7$Win32 OpenOffice.org_project/417m1$Build-9800</meta:generator>
    <meta:document-statistic meta:object-count="17"/>
  </office:meta>
</office:document-meta>
</file>